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P2" style:family="paragraph" style:parent-style-name="Heading_20_1">
      <style:paragraph-properties fo:break-before="auto" fo:line-height="130%" fo:margin-top="0.353cm" fo:margin-bottom="0.212cm" fo:keep-with-next="always" fo:keep-together="always" style:writing-mode="lr-tb"/>
    </style:style>
    <style:style style:name="T2_1" style:family="text">
      <style:text-properties style:font-name="Arial" fo:font-size="11pt" style:font-name-asian="Arial" style:font-size-asian="11pt" style:font-name-complex="Arial" style:font-size-complex="11pt"/>
    </style:style>
    <style:style style:name="T2_2" style:family="text">
      <style:text-properties style:font-name="Arial" fo:font-size="11pt" style:font-name-asian="Arial" style:font-size-asian="11pt" style:font-name-complex="Arial" style:font-size-complex="11pt"/>
    </style:style>
    <style:style style:name="T2_3" style:family="text">
      <style:text-properties style:font-name="Arial" fo:font-size="11pt" style:font-name-asian="Arial" style:font-size-asian="11pt" style:font-name-complex="Arial" style:font-size-complex="11pt"/>
    </style:style>
    <style:style style:name="T2_4" style:family="text">
      <style:text-properties style:font-name="Arial" fo:font-size="11pt" style:font-name-asian="Arial" style:font-size-asian="11pt" style:font-name-complex="Arial" style:font-size-complex="11pt"/>
    </style:style>
    <style:style style:name="T2_5" style:family="text">
      <style:text-properties style:font-name="Arial" fo:font-size="11pt" style:font-name-asian="Arial" style:font-size-asian="11pt" style:font-name-complex="Arial" style:font-size-complex="11pt"/>
    </style:style>
    <style:style style:name="T2_6" style:family="text">
      <style:text-properties style:font-name="Arial" fo:font-size="11pt" style:font-name-asian="Arial" style:font-size-asian="11pt" style:font-name-complex="Arial" style:font-size-complex="11pt"/>
    </style:style>
    <style:style style:name="T2_7" style:family="text">
      <style:text-properties style:font-name="Arial" fo:font-size="11pt" style:font-name-asian="Arial" style:font-size-asian="11pt" style:font-name-complex="Arial" style:font-size-complex="11pt"/>
    </style:style>
    <style:style style:name="T2_8" style:family="text">
      <style:text-properties style:font-name="Arial" fo:font-size="11pt" style:font-name-asian="Arial" style:font-size-asian="11pt" style:font-name-complex="Arial" style:font-size-complex="11pt"/>
    </style:style>
    <style:style style:name="T2_9" style:family="text">
      <style:text-properties style:font-name="Arial" fo:font-size="11pt" style:font-name-asian="Arial" style:font-size-asian="11pt" style:font-name-complex="Arial" style:font-size-complex="11pt"/>
    </style:style>
    <style:style style:name="T2_10" style:family="text">
      <style:text-properties style:font-name="Arial" fo:font-size="11pt" style:font-name-asian="Arial" style:font-size-asian="11pt" style:font-name-complex="Arial" style:font-size-complex="11pt"/>
    </style:style>
    <style:style style:name="T2_11" style:family="text">
      <style:text-properties style:font-name="Arial" fo:font-size="11pt" style:font-name-asian="Arial" style:font-size-asian="11pt" style:font-name-complex="Arial" style:font-size-complex="11pt"/>
    </style:style>
    <style:style style:name="T2_12" style:family="text">
      <style:text-properties style:font-name="Arial" fo:font-size="11pt" style:font-name-asian="Arial" style:font-size-asian="11pt" style:font-name-complex="Arial" style:font-size-complex="11pt"/>
    </style:style>
    <style:style style:name="T2_13" style:family="text">
      <style:text-properties style:font-name="Arial" fo:font-size="11pt" style:font-name-asian="Arial" style:font-size-asian="11pt" style:font-name-complex="Arial" style:font-size-complex="11pt"/>
    </style:style>
    <style:style style:name="T2_14" style:family="text">
      <style:text-properties style:font-name="Arial" fo:font-size="11pt" style:font-name-asian="Arial" style:font-size-asian="11pt" style:font-name-complex="Arial" style:font-size-complex="11pt"/>
    </style:style>
    <style:style style:name="T2_15" style:family="text">
      <style:text-properties style:font-name="Arial" fo:font-size="11pt" style:font-name-asian="Arial" style:font-size-asian="11pt" style:font-name-complex="Arial" style:font-size-complex="11pt"/>
    </style:style>
    <style:style style:name="T2_16" style:family="text">
      <style:text-properties style:font-name="Arial" fo:font-size="11pt" style:font-name-asian="Arial" style:font-size-asian="11pt" style:font-name-complex="Arial" style:font-size-complex="11pt"/>
    </style:style>
    <style:style style:name="T2_17" style:family="text">
      <style:text-properties style:font-name="Arial" fo:font-size="11pt" style:font-name-asian="Arial" style:font-size-asian="11pt" style:font-name-complex="Arial" style:font-size-complex="11pt"/>
    </style:style>
    <style:style style:name="T2_18" style:family="text">
      <style:text-properties style:font-name="Arial" fo:font-size="11pt" style:font-name-asian="Arial" style:font-size-asian="11pt" style:font-name-complex="Arial" style:font-size-complex="11pt"/>
    </style:style>
    <style:style style:name="T2_19" style:family="text">
      <style:text-properties style:font-name="Arial" fo:font-size="11pt" style:font-name-asian="Arial" style:font-size-asian="11pt" style:font-name-complex="Arial" style:font-size-complex="11pt"/>
    </style:style>
    <style:style style:name="T2_20" style:family="text">
      <style:text-properties style:font-name="Arial" fo:font-size="11pt" style:font-name-asian="Arial" style:font-size-asian="11pt" style:font-name-complex="Arial" style:font-size-complex="11pt"/>
    </style:style>
    <style:style style:name="T2_21" style:family="text">
      <style:text-properties style:font-name="Arial" fo:font-size="11pt" style:font-name-asian="Arial" style:font-size-asian="11pt" style:font-name-complex="Arial" style:font-size-complex="11pt"/>
    </style:style>
    <style:style style:name="T2_22" style:family="text">
      <style:text-properties style:font-name="Arial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P2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P3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Lettice</text:span><text:span text:style-name="T1_2"><text:s/></text:span><text:span text:style-name="T1_3">Ludsthorp</text:span></text:p>
      <text:h text:style-name="P2" text:outline-level="10"><text:bookmark-start text:name="h.g8ri29o4j9sw"/><text:bookmark-end text:name="h.g8ri29o4j9sw"/><text:span text:style-name="T2_1">You</text:span><text:span text:style-name="T2_2"><text:s/></text:span><text:span text:style-name="T2_3">are</text:span><text:span text:style-name="T2_4"><text:s/></text:span><text:span text:style-name="T2_5">a</text:span><text:span text:style-name="T2_6"><text:s/></text:span><text:span text:style-name="T2_7">river</text:span><text:span text:style-name="T2_8"><text:s/></text:span><text:span text:style-name="T2_9">goblin</text:span><text:span text:style-name="T2_10">.<text:s/></text:span><text:span text:style-name="T2_11">Your</text:span><text:span text:style-name="T2_12"><text:s/></text:span><text:span text:style-name="T2_13">name</text:span><text:span text:style-name="T2_14"><text:s/></text:span><text:span text:style-name="T2_15">is</text:span><text:span text:style-name="T2_16"><text:s/></text:span><text:span text:style-name="T2_17">actually</text:span><text:span text:style-name="T2_18"><text:s/></text:span><text:span text:style-name="T2_19">Tigris</text:span><text:span text:style-name="T2_20"><text:s/></text:span><text:span text:style-name="T2_21">Potamides</text:span><text:span text:style-name="T2_22">.</text:span></text:h>
      <text:p text:style-name="P3"><text:span text:style-name="T3_1">Many</text:span><text:span text:style-name="T3_2"><text:s/></text:span><text:span text:style-name="T3_3">moons</text:span><text:span text:style-name="T3_4"><text:s/></text:span><text:span text:style-name="T3_5">ago</text:span><text:span text:style-name="T3_6"><text:s/></text:span><text:span text:style-name="T3_7">when</text:span><text:span text:style-name="T3_8"><text:s/></text:span><text:span text:style-name="T3_9">you</text:span><text:span text:style-name="T3_10"><text:s/></text:span><text:span text:style-name="T3_11">were</text:span><text:span text:style-name="T3_12"><text:s/></text:span><text:span text:style-name="T3_13">just</text:span><text:span text:style-name="T3_14"><text:s/></text:span><text:span text:style-name="T3_15">a</text:span><text:span text:style-name="T3_16"><text:s/></text:span><text:span text:style-name="T3_17">young</text:span><text:span text:style-name="T3_18"><text:s/></text:span><text:span text:style-name="T3_19">goblin</text:span><text:span text:style-name="T3_20">,<text:s/></text:span><text:span text:style-name="T3_21">your</text:span><text:span text:style-name="T3_22"><text:s/></text:span><text:span text:style-name="T3_23">entire</text:span><text:span text:style-name="T3_24"><text:s/></text:span><text:span text:style-name="T3_25">family</text:span><text:span text:style-name="T3_26"><text:s/></text:span><text:span text:style-name="T3_27">was</text:span><text:span text:style-name="T3_28"><text:s/></text:span><text:span text:style-name="T3_29">murdered</text:span><text:span text:style-name="T3_30"><text:s/></text:span><text:span text:style-name="T3_31">brutally</text:span><text:span text:style-name="T3_32"><text:s/></text:span><text:span text:style-name="T3_33">by</text:span><text:span text:style-name="T3_34"><text:s/></text:span><text:span text:style-name="T3_35">the</text:span><text:span text:style-name="T3_36"><text:s/></text:span><text:span text:style-name="T3_37">sorcerer</text:span><text:span text:style-name="T3_38"><text:s/></text:span><text:span text:style-name="T3_39">known</text:span><text:span text:style-name="T3_40"><text:s/></text:span><text:span text:style-name="T3_41">as</text:span><text:span text:style-name="T3_42"><text:s/></text:span><text:span text:style-name="T3_43">Rhetjfa</text:span><text:span text:style-name="T3_44"><text:s/>-<text:s/></text:span><text:span text:style-name="T3_45">he</text:span><text:span text:style-name="T3_46"><text:s/></text:span><text:span text:style-name="T3_47">harvested</text:span><text:span text:style-name="T3_48"><text:s/></text:span><text:span text:style-name="T3_49">their</text:span><text:span text:style-name="T3_50"><text:s/></text:span><text:span text:style-name="T3_51">livers</text:span><text:span text:style-name="T3_52"><text:s/></text:span><text:span text:style-name="T3_53">to</text:span><text:span text:style-name="T3_54"><text:s/></text:span><text:span text:style-name="T3_55">make</text:span><text:span text:style-name="T3_56"><text:s/></text:span><text:span text:style-name="T3_57">Rivergoblinsbane</text:span><text:span text:style-name="T3_58">.</text:span></text:p>
      <text:p text:style-name="P4"/>
      <text:p text:style-name="P5"><text:span text:style-name="T5_1">As</text:span><text:span text:style-name="T5_2"><text:s/></text:span><text:span text:style-name="T5_3">your</text:span><text:span text:style-name="T5_4"><text:s/></text:span><text:span text:style-name="T5_5">liver</text:span><text:span text:style-name="T5_6"><text:s/></text:span><text:span text:style-name="T5_7">was</text:span><text:span text:style-name="T5_8"><text:s/></text:span><text:span text:style-name="T5_9">not</text:span><text:span text:style-name="T5_10"><text:s/></text:span><text:span text:style-name="T5_11">fully</text:span><text:span text:style-name="T5_12"><text:s/></text:span><text:span text:style-name="T5_13">developed</text:span><text:span text:style-name="T5_14"><text:s/></text:span><text:span text:style-name="T5_15">at</text:span><text:span text:style-name="T5_16"><text:s/></text:span><text:span text:style-name="T5_17">that</text:span><text:span text:style-name="T5_18"><text:s/></text:span><text:span text:style-name="T5_19">time</text:span><text:span text:style-name="T5_20">,<text:s/></text:span><text:span text:style-name="T5_21">he</text:span><text:span text:style-name="T5_22"><text:s/></text:span><text:span text:style-name="T5_23">spared</text:span><text:span text:style-name="T5_24"><text:s/></text:span><text:span text:style-name="T5_25">your</text:span><text:span text:style-name="T5_26"><text:s/></text:span><text:span text:style-name="T5_27">life</text:span><text:span text:style-name="T5_28"><text:s/></text:span><text:span text:style-name="T5_29">but</text:span><text:span text:style-name="T5_30"><text:s/></text:span><text:span text:style-name="T5_31">instead</text:span><text:span text:style-name="T5_32"><text:s/></text:span><text:span text:style-name="T5_33">put</text:span><text:span text:style-name="T5_34"><text:s/></text:span><text:span text:style-name="T5_35">a</text:span><text:span text:style-name="T5_36"><text:s/></text:span><text:span text:style-name="T5_37">horrific</text:span><text:span text:style-name="T5_38"><text:s/></text:span><text:span text:style-name="T5_39">curse</text:span><text:span text:style-name="T5_40"><text:s/></text:span><text:span text:style-name="T5_41">on</text:span><text:span text:style-name="T5_42"><text:s/></text:span><text:span text:style-name="T5_43">you</text:span><text:span text:style-name="T5_44">,<text:s/></text:span><text:span text:style-name="T5_45">whereby</text:span><text:span text:style-name="T5_46"><text:s/></text:span><text:span text:style-name="T5_47">you</text:span><text:span text:style-name="T5_48"><text:s/></text:span><text:span text:style-name="T5_49">are</text:span><text:span text:style-name="T5_50"><text:s/></text:span><text:span text:style-name="T5_51">trapped</text:span><text:span text:style-name="T5_52"><text:s/></text:span><text:span text:style-name="T5_53">in</text:span><text:span text:style-name="T5_54"><text:s/></text:span><text:span text:style-name="T5_55">the</text:span><text:span text:style-name="T5_56"><text:s/></text:span><text:span text:style-name="T5_57">body</text:span><text:span text:style-name="T5_58"><text:s/></text:span><text:span text:style-name="T5_59">of</text:span><text:span text:style-name="T5_60"><text:s/></text:span><text:span text:style-name="T5_61">a</text:span><text:span text:style-name="T5_62"><text:s/>‘</text:span><text:span text:style-name="T5_63">disgusting</text:span><text:span text:style-name="T5_64">’<text:s/></text:span><text:span text:style-name="T5_65">human</text:span><text:span text:style-name="T5_66"><text:s/>(</text:span><text:span text:style-name="T5_67">eww</text:span><text:span text:style-name="T5_68">).</text:span></text:p>
      <text:p text:style-name="P6"/>
      <text:p text:style-name="P7"><text:span text:style-name="T7_1">Unable</text:span><text:span text:style-name="T7_2"><text:s/></text:span><text:span text:style-name="T7_3">to</text:span><text:span text:style-name="T7_4"><text:s/></text:span><text:span text:style-name="T7_5">continue</text:span><text:span text:style-name="T7_6"><text:s/></text:span><text:span text:style-name="T7_7">your</text:span><text:span text:style-name="T7_8"><text:s/></text:span><text:span text:style-name="T7_9">idyllic</text:span><text:span text:style-name="T7_10"><text:s/></text:span><text:span text:style-name="T7_11">life</text:span><text:span text:style-name="T7_12"><text:s/></text:span><text:span text:style-name="T7_13">by</text:span><text:span text:style-name="T7_14"><text:s/></text:span><text:span text:style-name="T7_15">the</text:span><text:span text:style-name="T7_16"><text:s/></text:span><text:span text:style-name="T7_17">rivers</text:span><text:span text:style-name="T7_18">,<text:s/></text:span><text:span text:style-name="T7_19">you</text:span><text:span text:style-name="T7_20"><text:s/></text:span><text:span text:style-name="T7_21">moved</text:span><text:span text:style-name="T7_22"><text:s/></text:span><text:span text:style-name="T7_23">to</text:span><text:span text:style-name="T7_24"><text:s/></text:span><text:span text:style-name="T7_25">this</text:span><text:span text:style-name="T7_26"><text:s/></text:span><text:span text:style-name="T7_27">dump</text:span><text:span text:style-name="T7_28"><text:s/></text:span><text:span text:style-name="T7_29">of</text:span><text:span text:style-name="T7_30"><text:s/></text:span><text:span text:style-name="T7_31">a</text:span><text:span text:style-name="T7_32"><text:s/></text:span><text:span text:style-name="T7_33">village</text:span><text:span text:style-name="T7_34">,<text:s/></text:span><text:span text:style-name="T7_35">where</text:span><text:span text:style-name="T7_36"><text:s/></text:span><text:span text:style-name="T7_37">you</text:span><text:span text:style-name="T7_38"><text:s/></text:span><text:span text:style-name="T7_39">make</text:span><text:span text:style-name="T7_40"><text:s/></text:span><text:span text:style-name="T7_41">ends</text:span><text:span text:style-name="T7_42"><text:s/></text:span><text:span text:style-name="T7_43">meet</text:span><text:span text:style-name="T7_44"><text:s/></text:span><text:span text:style-name="T7_45">as</text:span><text:span text:style-name="T7_46"><text:s/></text:span><text:span text:style-name="T7_47">a</text:span><text:span text:style-name="T7_48"><text:s/></text:span><text:span text:style-name="T7_49">reclusive</text:span><text:span text:style-name="T7_50"><text:s/></text:span><text:span text:style-name="T7_51">fisher</text:span><text:span text:style-name="T7_52">-</text:span><text:span text:style-name="T7_53">woman</text:span><text:span text:style-name="T7_54">.<text:s/></text:span><text:span text:style-name="T7_55">You</text:span><text:span text:style-name="T7_56"><text:s/></text:span><text:span text:style-name="T7_57">have</text:span><text:span text:style-name="T7_58"><text:s/></text:span><text:span text:style-name="T7_59">free</text:span><text:span text:style-name="T7_60"><text:s/></text:span><text:span text:style-name="T7_61">roam</text:span><text:span text:style-name="T7_62"><text:s/></text:span><text:span text:style-name="T7_63">of</text:span><text:span text:style-name="T7_64"><text:s/></text:span><text:span text:style-name="T7_65">the</text:span><text:span text:style-name="T7_66"><text:s/></text:span><text:span text:style-name="T7_67">town</text:span><text:span text:style-name="T7_68"><text:s/></text:span><text:span text:style-name="T7_69">though</text:span><text:span text:style-name="T7_70"><text:s/></text:span><text:span text:style-name="T7_71">since</text:span><text:span text:style-name="T7_72"><text:s/></text:span><text:span text:style-name="T7_73">everyone</text:span><text:span text:style-name="T7_74"><text:s/></text:span><text:span text:style-name="T7_75">buys</text:span><text:span text:style-name="T7_76"><text:s/></text:span><text:span text:style-name="T7_77">fish</text:span><text:span text:style-name="T7_78"><text:s/></text:span><text:span text:style-name="T7_79">from</text:span><text:span text:style-name="T7_80"><text:s/></text:span><text:span text:style-name="T7_81">you</text:span><text:span text:style-name="T7_82">.<text:s/></text:span><text:span text:style-name="T7_83">River</text:span><text:span text:style-name="T7_84"><text:s/></text:span><text:span text:style-name="T7_85">goblins</text:span><text:span text:style-name="T7_86"><text:s/></text:span><text:span text:style-name="T7_87">draw</text:span><text:span text:style-name="T7_88"><text:s/></text:span><text:span text:style-name="T7_89">power</text:span><text:span text:style-name="T7_90"><text:s/></text:span><text:span text:style-name="T7_91">from</text:span><text:span text:style-name="T7_92"><text:s/></text:span><text:span text:style-name="T7_93">knowing</text:span><text:span text:style-name="T7_94"><text:s/></text:span><text:span text:style-name="T7_95">secrets</text:span><text:span text:style-name="T7_96"><text:s/></text:span><text:span text:style-name="T7_97">and</text:span><text:span text:style-name="T7_98"><text:s/></text:span><text:span text:style-name="T7_99">this</text:span><text:span text:style-name="T7_100"><text:s/></text:span><text:span text:style-name="T7_101">town</text:span><text:span text:style-name="T7_102"><text:s/></text:span><text:span text:style-name="T7_103">has</text:span><text:span text:style-name="T7_104"><text:s/></text:span><text:span text:style-name="T7_105">so</text:span><text:span text:style-name="T7_106"><text:s/></text:span><text:span text:style-name="T7_107">many</text:span><text:span text:style-name="T7_108"><text:s/></text:span><text:span text:style-name="T7_109">dark</text:span><text:span text:style-name="T7_110"><text:s/></text:span><text:span text:style-name="T7_111">secrets</text:span><text:span text:style-name="T7_112"><text:s/></text:span><text:span text:style-name="T7_113">that</text:span><text:span text:style-name="T7_114"><text:s/></text:span><text:span text:style-name="T7_115">it</text:span><text:span text:style-name="T7_116"><text:s/></text:span><text:span text:style-name="T7_117">makes</text:span><text:span text:style-name="T7_118"><text:s/></text:span><text:span text:style-name="T7_119">you</text:span><text:span text:style-name="T7_120"><text:s/></text:span><text:span text:style-name="T7_121">want</text:span><text:span text:style-name="T7_122"><text:s/></text:span><text:span text:style-name="T7_123">to</text:span><text:span text:style-name="T7_124"><text:s/></text:span><text:span text:style-name="T7_125">perform</text:span><text:span text:style-name="T7_126"><text:s/></text:span><text:span text:style-name="T7_127">the</text:span><text:span text:style-name="T7_128"><text:s/></text:span><text:span text:style-name="T7_129">customary</text:span><text:span text:style-name="T7_130"><text:s/></text:span><text:span text:style-name="T7_131">river</text:span><text:span text:style-name="T7_132"><text:s/></text:span><text:span text:style-name="T7_133">goblin</text:span><text:span text:style-name="T7_134"><text:s/></text:span><text:span text:style-name="T7_135">excitement</text:span><text:span text:style-name="T7_136"><text:s/></text:span><text:span text:style-name="T7_137">dance</text:span><text:span text:style-name="T7_138">!<text:s/></text:span></text:p>
      <text:p text:style-name="P8"/>
      <text:p text:style-name="P9"><text:span text:style-name="T9_1">Just</text:span><text:span text:style-name="T9_2"><text:s/></text:span><text:span text:style-name="T9_3">yesterday</text:span><text:span text:style-name="T9_4"><text:s/></text:span><text:span text:style-name="T9_5">you</text:span><text:span text:style-name="T9_6"><text:s/></text:span><text:span text:style-name="T9_7">found</text:span><text:span text:style-name="T9_8"><text:s/></text:span><text:span text:style-name="T9_9">out</text:span><text:span text:style-name="T9_10"><text:s/></text:span><text:span text:style-name="T9_11">that</text:span><text:span text:style-name="T9_12"><text:s/></text:span><text:span text:style-name="T9_13">one</text:span><text:span text:style-name="T9_14"><text:s/></text:span><text:span text:style-name="T9_15">of</text:span><text:span text:style-name="T9_16"><text:s/></text:span><text:span text:style-name="T9_17">Duke</text:span><text:span text:style-name="T9_18"><text:s/></text:span><text:span text:style-name="T9_19">Smallwoods</text:span><text:span text:style-name="T9_20"><text:s/></text:span><text:span text:style-name="T9_21">employees</text:span><text:span text:style-name="T9_22"><text:s/></text:span><text:span text:style-name="T9_23">has</text:span><text:span text:style-name="T9_24"><text:s/></text:span><text:span text:style-name="T9_25">been</text:span><text:span text:style-name="T9_26"><text:s/></text:span><text:span text:style-name="T9_27">robbing</text:span><text:span text:style-name="T9_28"><text:s/></text:span><text:span text:style-name="T9_29">him</text:span><text:span text:style-name="T9_30"><text:s/></text:span><text:span text:style-name="T9_31">for</text:span><text:span text:style-name="T9_32"><text:s/></text:span><text:span text:style-name="T9_33">years</text:span><text:span text:style-name="T9_34">!<text:s/></text:span><text:span text:style-name="T9_35">This</text:span><text:span text:style-name="T9_36"><text:s/></text:span><text:span text:style-name="T9_37">person</text:span><text:span text:style-name="T9_38"><text:s/></text:span><text:span text:style-name="T9_39">near</text:span><text:span text:style-name="T9_40"><text:s/></text:span><text:span text:style-name="T9_41">the</text:span><text:span text:style-name="T9_42"><text:s/></text:span><text:span text:style-name="T9_43">Duke</text:span><text:span text:style-name="T9_44"><text:s/></text:span><text:span text:style-name="T9_45">was</text:span><text:span text:style-name="T9_46"><text:s/></text:span><text:span text:style-name="T9_47">also</text:span><text:span text:style-name="T9_48"><text:s/></text:span><text:span text:style-name="T9_49">heard</text:span><text:span text:style-name="T9_50"><text:s/></text:span><text:span text:style-name="T9_51">talking</text:span><text:span text:style-name="T9_52"><text:s/></text:span><text:span text:style-name="T9_53">about</text:span><text:span text:style-name="T9_54"><text:s/></text:span><text:span text:style-name="T9_55">a</text:span><text:span text:style-name="T9_56"><text:s/></text:span><text:span text:style-name="T9_57">magical</text:span><text:span text:style-name="T9_58"><text:s/></text:span><text:span text:style-name="T9_59">being</text:span><text:span text:style-name="T9_60"><text:s/></text:span><text:span text:style-name="T9_61">in</text:span><text:span text:style-name="T9_62"><text:s/></text:span><text:span text:style-name="T9_63">the</text:span><text:span text:style-name="T9_64"><text:s/></text:span><text:span text:style-name="T9_65">town</text:span><text:span text:style-name="T9_66">.<text:s/></text:span><text:span text:style-name="T9_67">If</text:span><text:span text:style-name="T9_68"><text:s/></text:span><text:span text:style-name="T9_69">Rhetjfa</text:span><text:span text:style-name="T9_70"><text:s/></text:span><text:span text:style-name="T9_71">is</text:span><text:span text:style-name="T9_72"><text:s/></text:span><text:span text:style-name="T9_73">back</text:span><text:span text:style-name="T9_74"><text:s/></text:span><text:span text:style-name="T9_75">in</text:span><text:span text:style-name="T9_76"><text:s/></text:span><text:span text:style-name="T9_77">town</text:span><text:span text:style-name="T9_78"><text:s/></text:span><text:span text:style-name="T9_79">you</text:span><text:span text:style-name="T9_80"><text:s/></text:span><text:span text:style-name="T9_81">will</text:span><text:span text:style-name="T9_82"><text:s/></text:span><text:span text:style-name="T9_83">have</text:span><text:span text:style-name="T9_84"><text:s/></text:span><text:span text:style-name="T9_85">to</text:span><text:span text:style-name="T9_86"><text:s/></text:span><text:span text:style-name="T9_87">perform</text:span><text:span text:style-name="T9_88"><text:s/></text:span><text:span text:style-name="T9_89">the</text:span><text:span text:style-name="T9_90"><text:s/></text:span><text:span text:style-name="T9_91">customary</text:span><text:span text:style-name="T9_92"><text:s/></text:span><text:span text:style-name="T9_93">river</text:span><text:span text:style-name="T9_94"><text:s/></text:span><text:span text:style-name="T9_95">goblin</text:span><text:span text:style-name="T9_96"><text:s/></text:span><text:span text:style-name="T9_97">revenge</text:span><text:span text:style-name="T9_98"><text:s/></text:span><text:span text:style-name="T9_99">dance</text:span><text:span text:style-name="T9_100">!<text:s/></text:span><text:span text:style-name="T9_101">You</text:span><text:span text:style-name="T9_102"><text:s/></text:span><text:span text:style-name="T9_103">sense</text:span><text:span text:style-name="T9_104"><text:s/></text:span><text:span text:style-name="T9_105">there</text:span><text:span text:style-name="T9_106"><text:s/></text:span><text:span text:style-name="T9_107">are</text:span><text:span text:style-name="T9_108"><text:s/></text:span><text:span text:style-name="T9_109">more</text:span><text:span text:style-name="T9_110"><text:s/></text:span><text:span text:style-name="T9_111">than</text:span><text:span text:style-name="T9_112"><text:s/></text:span><text:span text:style-name="T9_113">just</text:span><text:span text:style-name="T9_114"><text:s/></text:span><text:span text:style-name="T9_115">two</text:span><text:span text:style-name="T9_116"><text:s/></text:span><text:span text:style-name="T9_117">magical</text:span><text:span text:style-name="T9_118"><text:s/></text:span><text:span text:style-name="T9_119">creatures</text:span><text:span text:style-name="T9_120"><text:s/></text:span><text:span text:style-name="T9_121">in</text:span><text:span text:style-name="T9_122"><text:s/></text:span><text:span text:style-name="T9_123">town</text:span><text:span text:style-name="T9_124"><text:s/></text:span><text:span text:style-name="T9_125">though</text:span><text:span text:style-name="T9_126"><text:s/></text:span><text:span text:style-name="T9_127">so</text:span><text:span text:style-name="T9_128"><text:s/></text:span><text:span text:style-name="T9_129">you</text:span><text:span text:style-name="T9_130"><text:s/></text:span><text:span text:style-name="T9_131">must</text:span><text:span text:style-name="T9_132"><text:s/></text:span><text:span text:style-name="T9_133">be</text:span><text:span text:style-name="T9_134"><text:s/></text:span><text:span text:style-name="T9_135">sure</text:span><text:span text:style-name="T9_136">!</text:span></text:p>
      <text:p text:style-name="P10"/>
      <text:p text:style-name="P11"><text:span text:style-name="T11_1">Unfortunately</text:span><text:span text:style-name="T11_2">,<text:s/></text:span><text:span text:style-name="T11_3">as</text:span><text:span text:style-name="T11_4"><text:s/></text:span><text:span text:style-name="T11_5">you</text:span><text:span text:style-name="T11_6"><text:s/></text:span><text:span text:style-name="T11_7">still</text:span><text:span text:style-name="T11_8"><text:s/></text:span><text:span text:style-name="T11_9">bear</text:span><text:span text:style-name="T11_10"><text:s/></text:span><text:span text:style-name="T11_11">vestiges</text:span><text:span text:style-name="T11_12"><text:s/></text:span><text:span text:style-name="T11_13">of</text:span><text:span text:style-name="T11_14"><text:s/></text:span><text:span text:style-name="T11_15">your</text:span><text:span text:style-name="T11_16"><text:s/></text:span><text:span text:style-name="T11_17">river</text:span><text:span text:style-name="T11_18"><text:s/></text:span><text:span text:style-name="T11_19">goblin</text:span><text:span text:style-name="T11_20"><text:s/></text:span><text:span text:style-name="T11_21">self</text:span><text:span text:style-name="T11_22">,<text:s/></text:span><text:span text:style-name="T11_23">you</text:span><text:span text:style-name="T11_24"><text:s/></text:span><text:span text:style-name="T11_25">need</text:span><text:span text:style-name="T11_26"><text:s/></text:span><text:span text:style-name="T11_27">to</text:span><text:span text:style-name="T11_28"><text:s/></text:span><text:span text:style-name="T11_29">submerge</text:span><text:span text:style-name="T11_30"><text:s/></text:span><text:span text:style-name="T11_31">your</text:span><text:span text:style-name="T11_32"><text:s/></text:span><text:span text:style-name="T11_33">hands</text:span><text:span text:style-name="T11_34"><text:s/></text:span><text:span text:style-name="T11_35">in</text:span><text:span text:style-name="T11_36"><text:s/></text:span><text:span text:style-name="T11_37">sweet</text:span><text:span text:style-name="T11_38"><text:s/></text:span><text:span text:style-name="T11_39">sweet</text:span><text:span text:style-name="T11_40"><text:s/></text:span><text:span text:style-name="T11_41">water</text:span><text:span text:style-name="T11_42"><text:s/></text:span><text:span text:style-name="T11_43">every</text:span><text:span text:style-name="T11_44"><text:s/>20<text:s/></text:span><text:span text:style-name="T11_45">minutes</text:span><text:span text:style-name="T11_46"><text:s/></text:span><text:span text:style-name="T11_47">for</text:span><text:span text:style-name="T11_48"><text:s/></text:span><text:span text:style-name="T11_49">at</text:span><text:span text:style-name="T11_50"><text:s/></text:span><text:span text:style-name="T11_51">least</text:span><text:span text:style-name="T11_52"><text:s/></text:span><text:span text:style-name="T11_53">a</text:span><text:span text:style-name="T11_54"><text:s/></text:span><text:span text:style-name="T11_55">minute</text:span><text:span text:style-name="T11_56"><text:s/></text:span><text:span text:style-name="T11_57">or</text:span><text:span text:style-name="T11_58"><text:s/></text:span><text:span text:style-name="T11_59">else</text:span><text:span text:style-name="T11_60"><text:s/></text:span><text:span text:style-name="T11_61">you</text:span><text:span text:style-name="T11_62"><text:s/></text:span><text:span text:style-name="T11_63">will</text:span><text:span text:style-name="T11_64"><text:s/></text:span><text:span text:style-name="T11_65">dry</text:span><text:span text:style-name="T11_66"><text:s/></text:span><text:span text:style-name="T11_67">up</text:span><text:span text:style-name="T11_68"><text:s/></text:span><text:span text:style-name="T11_69">and</text:span><text:span text:style-name="T11_70"><text:s/></text:span><text:span text:style-name="T11_71">slowly</text:span><text:span text:style-name="T11_72"><text:s/></text:span><text:span text:style-name="T11_73">die</text:span><text:span text:style-name="T11_74">.</text:span></text:p>
      <text:p text:style-name="P12"/>
      <text:p text:style-name="P13"><text:span text:style-name="T13_1">You</text:span><text:span text:style-name="T13_2"><text:s/></text:span><text:span text:style-name="T13_3">can</text:span><text:span text:style-name="T13_4">’</text:span><text:span text:style-name="T13_5">t</text:span><text:span text:style-name="T13_6"><text:s/></text:span><text:span text:style-name="T13_7">wait</text:span><text:span text:style-name="T13_8"><text:s/></text:span><text:span text:style-name="T13_9">to</text:span><text:span text:style-name="T13_10"><text:s/></text:span><text:span text:style-name="T13_11">return</text:span><text:span text:style-name="T13_12"><text:s/></text:span><text:span text:style-name="T13_13">to</text:span><text:span text:style-name="T13_14"><text:s/></text:span><text:span text:style-name="T13_15">your</text:span><text:span text:style-name="T13_16"><text:s/></text:span><text:span text:style-name="T13_17">blessed</text:span><text:span text:style-name="T13_18"><text:s/></text:span><text:span text:style-name="T13_19">River</text:span><text:span text:style-name="T13_20"><text:s/></text:span><text:span text:style-name="T13_21">Goblin</text:span><text:span text:style-name="T13_22"><text:s/></text:span><text:span text:style-name="T13_23">form</text:span><text:span text:style-name="T13_24"><text:s/></text:span><text:span text:style-name="T13_25">but</text:span><text:span text:style-name="T13_26"><text:s/></text:span><text:span text:style-name="T13_27">you</text:span><text:span text:style-name="T13_28"><text:s/></text:span><text:span text:style-name="T13_29">need</text:span><text:span text:style-name="T13_30"><text:s/></text:span><text:span text:style-name="T13_31">your</text:span><text:span text:style-name="T13_32"><text:s/></text:span><text:span text:style-name="T13_33">gill</text:span><text:span text:style-name="T13_34"><text:s/></text:span><text:span text:style-name="T13_35">brush</text:span><text:span text:style-name="T13_36"><text:s/></text:span><text:span text:style-name="T13_37">before</text:span><text:span text:style-name="T13_38"><text:s/></text:span><text:span text:style-name="T13_39">you</text:span><text:span text:style-name="T13_40"><text:s/></text:span><text:span text:style-name="T13_41">do</text:span><text:span text:style-name="T13_42"><text:s/></text:span><text:span text:style-name="T13_43">so</text:span><text:span text:style-name="T13_44">.<text:s/></text:span><text:span text:style-name="T13_45">You</text:span><text:span text:style-name="T13_46"><text:s/></text:span><text:span text:style-name="T13_47">lost</text:span><text:span text:style-name="T13_48"><text:s/></text:span><text:span text:style-name="T13_49">it</text:span><text:span text:style-name="T13_50"><text:s/></text:span><text:span text:style-name="T13_51">a</text:span><text:span text:style-name="T13_52"><text:s/></text:span><text:span text:style-name="T13_53">few</text:span><text:span text:style-name="T13_54"><text:s/></text:span><text:span text:style-name="T13_55">weeks</text:span><text:span text:style-name="T13_56"><text:s/></text:span><text:span text:style-name="T13_57">ago</text:span><text:span text:style-name="T13_58"><text:s/></text:span><text:span text:style-name="T13_59">while</text:span><text:span text:style-name="T13_60"><text:s/></text:span><text:span text:style-name="T13_61">bathing</text:span><text:span text:style-name="T13_62"><text:s/></text:span><text:span text:style-name="T13_63">in</text:span><text:span text:style-name="T13_64"><text:s/></text:span><text:span text:style-name="T13_65">the</text:span><text:span text:style-name="T13_66"><text:s/></text:span><text:span text:style-name="T13_67">glorious</text:span><text:span text:style-name="T13_68"><text:s/></text:span><text:span text:style-name="T13_69">river</text:span><text:span text:style-name="T13_70">.<text:s/></text:span><text:span text:style-name="T13_71">It</text:span><text:span text:style-name="T13_72"><text:s/></text:span><text:span text:style-name="T13_73">was</text:span><text:span text:style-name="T13_74"><text:s/></text:span><text:span text:style-name="T13_75">probably</text:span><text:span text:style-name="T13_76"><text:s/></text:span><text:span text:style-name="T13_77">that</text:span><text:span text:style-name="T13_78"><text:s/></text:span><text:span text:style-name="T13_79">wretched</text:span><text:span text:style-name="T13_80"><text:s/></text:span><text:span text:style-name="T13_81">James</text:span><text:span text:style-name="T13_82"><text:s/></text:span><text:span text:style-name="T13_83">Farthing</text:span><text:span text:style-name="T13_84"><text:s/></text:span><text:span text:style-name="T13_85">that</text:span><text:span text:style-name="T13_86"><text:s/></text:span><text:span text:style-name="T13_87">took</text:span><text:span text:style-name="T13_88"><text:s/></text:span><text:span text:style-name="T13_89">it</text:span><text:span text:style-name="T13_90">.<text:s/></text:span><text:span text:style-name="T13_91">He</text:span><text:span text:style-name="T13_92"><text:s/></text:span><text:span text:style-name="T13_93">knows</text:span><text:span text:style-name="T13_94"><text:s/></text:span><text:span text:style-name="T13_95">so</text:span><text:span text:style-name="T13_96"><text:s/></text:span><text:span text:style-name="T13_97">many</text:span><text:span text:style-name="T13_98"><text:s/></text:span><text:span text:style-name="T13_99">delicious</text:span><text:span text:style-name="T13_100"><text:s/></text:span><text:span text:style-name="T13_101">secrets</text:span><text:span text:style-name="T13_102"><text:s/></text:span><text:span text:style-name="T13_103">as</text:span><text:span text:style-name="T13_104"><text:s/></text:span><text:span text:style-name="T13_105">well</text:span><text:span text:style-name="T13_106">.<text:s/></text:span><text:span text:style-name="T13_107">Whenever</text:span><text:span text:style-name="T13_108"><text:s/></text:span><text:span text:style-name="T13_109">Tigris</text:span><text:span text:style-name="T13_110"><text:s/></text:span><text:span text:style-name="T13_111">is</text:span><text:span text:style-name="T13_112"><text:s/></text:span><text:span text:style-name="T13_113">stuck</text:span><text:span text:style-name="T13_114"><text:s/></text:span><text:span text:style-name="T13_115">for</text:span><text:span text:style-name="T13_116"><text:s/></text:span><text:span text:style-name="T13_117">secrets</text:span><text:span text:style-name="T13_118"><text:s/></text:span><text:span text:style-name="T13_119">she</text:span><text:span text:style-name="T13_120"><text:s/></text:span><text:span text:style-name="T13_121">can</text:span><text:span text:style-name="T13_122"><text:s/></text:span><text:span text:style-name="T13_123">always</text:span><text:span text:style-name="T13_124"><text:s/></text:span><text:span text:style-name="T13_125">weasel</text:span><text:span text:style-name="T13_126"><text:s/></text:span><text:span text:style-name="T13_127">them</text:span><text:span text:style-name="T13_128"><text:s/></text:span><text:span text:style-name="T13_129">out</text:span><text:span text:style-name="T13_130"><text:s/></text:span><text:span text:style-name="T13_131">of</text:span><text:span text:style-name="T13_132"><text:s/></text:span><text:span text:style-name="T13_133">James</text:span><text:span text:style-name="T13_134">.</text:span></text:p>
      <text:p text:style-name="P14"/>
      <text:p text:style-name="P15"><text:span text:style-name="T15_1">You</text:span><text:span text:style-name="T15_2"><text:s/></text:span><text:span text:style-name="T15_3">suspect</text:span><text:span text:style-name="T15_4"><text:s/></text:span><text:span text:style-name="T15_5">that</text:span><text:span text:style-name="T15_6"><text:s/></text:span><text:span text:style-name="T15_7">candles</text:span><text:span text:style-name="T15_8"><text:s/></text:span><text:span text:style-name="T15_9">will</text:span><text:span text:style-name="T15_10"><text:s/></text:span><text:span text:style-name="T15_11">be</text:span><text:span text:style-name="T15_12"><text:s/></text:span><text:span text:style-name="T15_13">required</text:span><text:span text:style-name="T15_14"><text:s/></text:span><text:span text:style-name="T15_15">to</text:span><text:span text:style-name="T15_16"><text:s/></text:span><text:span text:style-name="T15_17">break</text:span><text:span text:style-name="T15_18"><text:s/></text:span><text:span text:style-name="T15_19">the</text:span><text:span text:style-name="T15_20"><text:s/></text:span><text:span text:style-name="T15_21">spell</text:span><text:span text:style-name="T15_22">.<text:s/></text:span><text:span text:style-name="T15_23">All</text:span><text:span text:style-name="T15_24"><text:s/></text:span><text:span text:style-name="T15_25">dispel</text:span><text:span text:style-name="T15_26"><text:s/></text:span><text:span text:style-name="T15_27">enchantments</text:span><text:span text:style-name="T15_28"><text:s/></text:span><text:span text:style-name="T15_29">use</text:span><text:span text:style-name="T15_30"><text:s/></text:span><text:span text:style-name="T15_31">candles</text:span><text:span text:style-name="T15_32">!<text:s/></text:span><text:span text:style-name="T15_33">Then</text:span><text:span text:style-name="T15_34"><text:s/></text:span><text:span text:style-name="T15_35">you</text:span><text:span text:style-name="T15_36"><text:s/></text:span><text:span text:style-name="T15_37">just</text:span><text:span text:style-name="T15_38"><text:s/></text:span><text:span text:style-name="T15_39">have</text:span><text:span text:style-name="T15_40"><text:s/></text:span><text:span text:style-name="T15_41">to</text:span><text:span text:style-name="T15_42"><text:s/></text:span><text:span text:style-name="T15_43">find</text:span><text:span text:style-name="T15_44"><text:s/></text:span><text:span text:style-name="T15_45">somebody</text:span><text:span text:style-name="T15_46"><text:s/></text:span><text:span text:style-name="T15_47">able</text:span><text:span text:style-name="T15_48"><text:s/></text:span><text:span text:style-name="T15_49">to</text:span><text:span text:style-name="T15_50"><text:s/></text:span><text:span text:style-name="T15_51">convert</text:span><text:span text:style-name="T15_52"><text:s/></text:span><text:span text:style-name="T15_53">you</text:span><text:span text:style-name="T15_54"><text:s/></text:span><text:span text:style-name="T15_55">back</text:span><text:span text:style-name="T15_56">!</text:span></text:p>
      <text:p text:style-name="P16"/>
      <text:p text:style-name="P17"><text:span text:style-name="T17_1">You</text:span><text:span text:style-name="T17_2">’</text:span><text:span text:style-name="T17_3">ve</text:span><text:span text:style-name="T17_4"><text:s/></text:span><text:span text:style-name="T17_5">been</text:span><text:span text:style-name="T17_6"><text:s/></text:span><text:span text:style-name="T17_7">losing</text:span><text:span text:style-name="T17_8"><text:s/></text:span><text:span text:style-name="T17_9">things</text:span><text:span text:style-name="T17_10"><text:s/></text:span><text:span text:style-name="T17_11">a</text:span><text:span text:style-name="T17_12"><text:s/></text:span><text:span text:style-name="T17_13">lot</text:span><text:span text:style-name="T17_14"><text:s/></text:span><text:span text:style-name="T17_15">lately</text:span><text:span text:style-name="T17_16">,<text:s/></text:span><text:span text:style-name="T17_17">it</text:span><text:span text:style-name="T17_18"><text:s/></text:span><text:span text:style-name="T17_19">must</text:span><text:span text:style-name="T17_20"><text:s/></text:span><text:span text:style-name="T17_21">be</text:span><text:span text:style-name="T17_22"><text:s/></text:span><text:span text:style-name="T17_23">this</text:span><text:span text:style-name="T17_24"><text:s/></text:span><text:span text:style-name="T17_25">fuddled</text:span><text:span text:style-name="T17_26"><text:s/></text:span><text:span text:style-name="T17_27">human</text:span><text:span text:style-name="T17_28"><text:s/></text:span><text:span text:style-name="T17_29">body</text:span><text:span text:style-name="T17_30"><text:s/></text:span><text:span text:style-name="T17_31">aging</text:span><text:span text:style-name="T17_32">.<text:s/></text:span><text:span text:style-name="T17_33">You</text:span><text:span text:style-name="T17_34"><text:s/></text:span><text:span text:style-name="T17_35">took</text:span><text:span text:style-name="T17_36"><text:s/></text:span><text:span text:style-name="T17_37">a</text:span><text:span text:style-name="T17_38"><text:s/></text:span><text:span text:style-name="T17_39">pretty</text:span><text:span text:style-name="T17_40"><text:s/></text:span><text:span text:style-name="T17_41">blue</text:span><text:span text:style-name="T17_42"><text:s/></text:span><text:span text:style-name="T17_43">dice</text:span><text:span text:style-name="T17_44"><text:s/></text:span><text:span text:style-name="T17_45">from</text:span><text:span text:style-name="T17_46"><text:s/></text:span><text:span text:style-name="T17_47">Evelyn</text:span><text:span text:style-name="T17_48"><text:s/></text:span><text:span text:style-name="T17_49">Archer</text:span><text:span text:style-name="T17_50"><text:s/></text:span><text:span text:style-name="T17_51">but</text:span><text:span text:style-name="T17_52"><text:s/></text:span><text:span text:style-name="T17_53">lost</text:span><text:span text:style-name="T17_54"><text:s/></text:span><text:span text:style-name="T17_55">it</text:span><text:span text:style-name="T17_56"><text:s/></text:span><text:span text:style-name="T17_57">again</text:span><text:span text:style-name="T17_58"><text:s/></text:span><text:span text:style-name="T17_59">within</text:span><text:span text:style-name="T17_60"><text:s/></text:span><text:span text:style-name="T17_61">a</text:span><text:span text:style-name="T17_62"><text:s/></text:span><text:span text:style-name="T17_63">few</text:span><text:span text:style-name="T17_64"><text:s/></text:span><text:span text:style-name="T17_65">days</text:span><text:span text:style-name="T17_66"><text:s/></text:span><text:span text:style-name="T17_67">while</text:span><text:span text:style-name="T17_68"><text:s/></text:span><text:span text:style-name="T17_69">you</text:span><text:span text:style-name="T17_70"><text:s/></text:span><text:span text:style-name="T17_71">were</text:span><text:span text:style-name="T17_72"><text:s/></text:span><text:span text:style-name="T17_73">performing</text:span><text:span text:style-name="T17_74"><text:s/></text:span><text:span text:style-name="T17_75">your</text:span><text:span text:style-name="T17_76"><text:s/></text:span><text:span text:style-name="T17_77">customary</text:span><text:span text:style-name="T17_78"><text:s/></text:span><text:span text:style-name="T17_79">morning</text:span><text:span text:style-name="T17_80"><text:s/></text:span><text:span text:style-name="T17_81">wake</text:span><text:span text:style-name="T17_82">-</text:span><text:span text:style-name="T17_83">up</text:span><text:span text:style-name="T17_84"><text:s/></text:span><text:span text:style-name="T17_85">dance</text:span><text:span text:style-name="T17_86">.<text:s/></text:span><text:span text:style-name="T17_87">Bah</text:span><text:span text:style-name="T17_88">,<text:s/></text:span><text:span text:style-name="T17_89">there</text:span><text:span text:style-name="T17_90"><text:s/></text:span><text:span text:style-name="T17_91">will</text:span><text:span text:style-name="T17_92"><text:s/></text:span><text:span text:style-name="T17_93">be</text:span><text:span text:style-name="T17_94"><text:s/></text:span><text:span text:style-name="T17_95">plenty</text:span><text:span text:style-name="T17_96"><text:s/></text:span><text:span text:style-name="T17_97">of</text:span><text:span text:style-name="T17_98"><text:s/></text:span><text:span text:style-name="T17_99">shinies</text:span><text:span text:style-name="T17_100"><text:s/></text:span><text:span text:style-name="T17_101">in</text:span><text:span text:style-name="T17_102"><text:s/></text:span><text:span text:style-name="T17_103">the</text:span><text:span text:style-name="T17_104"><text:s/></text:span><text:span text:style-name="T17_105">future</text:span><text:span text:style-name="T17_106">!</text:span></text:p>
      <text:p text:style-name="P18"/>
      <text:p text:style-name="P19"/>
      <text:p text:style-name="P20"/>
      <text:p text:style-name="P21"/>
      <text:p text:style-name="P22"/>
      <text:p text:style-name="P23"><text:span text:style-name="T23_1">Other</text:span><text:span text:style-name="T23_2"><text:s/></text:span><text:span text:style-name="T23_3">People</text:span></text:p>
      <text:p text:style-name="P24"/>
      <text:p text:style-name="P25"><text:span text:style-name="T25_1">James</text:span><text:span text:style-name="T25_2"><text:s/></text:span><text:span text:style-name="T25_3">Farthing</text:span><text:span text:style-name="T25_4"><text:s/>-<text:s/></text:span><text:span text:style-name="T25_5">full</text:span><text:span text:style-name="T25_6"><text:s/></text:span><text:span text:style-name="T25_7">of</text:span><text:span text:style-name="T25_8"><text:s/></text:span><text:span text:style-name="T25_9">juicy</text:span><text:span text:style-name="T25_10"><text:s/></text:span><text:span text:style-name="T25_11">secrets</text:span><text:span text:style-name="T25_12"><text:s/></text:span><text:span text:style-name="T25_13">to</text:span><text:span text:style-name="T25_14"><text:s/></text:span><text:span text:style-name="T25_15">feed</text:span><text:span text:style-name="T25_16"><text:s/></text:span><text:span text:style-name="T25_17">off</text:span></text:p>
      <text:p text:style-name="P26"/>
      <text:p text:style-name="P27"><text:span text:style-name="T27_1">Goals</text:span><text:span text:style-name="T27_2">:<text:s/></text:span></text:p>
      <text:p text:style-name="P28"/>
      <text:list text:style-name="LS1" xml:id="list0">
        <text:list-item>
          <text:p text:style-name="P29"><text:span text:style-name="T29_1">Get</text:span><text:span text:style-name="T29_2"><text:s/></text:span><text:span text:style-name="T29_3">your</text:span><text:span text:style-name="T29_4"><text:s/></text:span><text:span text:style-name="T29_5">brush</text:span><text:span text:style-name="T29_6"><text:s/></text:span><text:span text:style-name="T29_7">back</text:span><text:span text:style-name="T29_8">.</text:span></text:p>
        </text:list-item>
        <text:list-item>
          <text:p text:style-name="P30"><text:span text:style-name="T30_1">Obtain</text:span><text:span text:style-name="T30_2"><text:s/></text:span><text:span text:style-name="T30_3">candles</text:span><text:span text:style-name="T30_4">.</text:span></text:p>
        </text:list-item>
        <text:list-item>
          <text:p text:style-name="P31"><text:span text:style-name="T31_1">Avenge</text:span><text:span text:style-name="T31_2"><text:s/></text:span><text:span text:style-name="T31_3">your</text:span><text:span text:style-name="T31_4"><text:s/></text:span><text:span text:style-name="T31_5">family</text:span><text:span text:style-name="T31_6">!<text:s/></text:span></text:p>
        </text:list-item>
        <text:list-item>
          <text:p text:style-name="P32"><text:span text:style-name="T32_1">Don</text:span><text:span text:style-name="T32_2">’</text:span><text:span text:style-name="T32_3">t</text:span><text:span text:style-name="T32_4"><text:s/></text:span><text:span text:style-name="T32_5">let</text:span><text:span text:style-name="T32_6"><text:s/></text:span><text:span text:style-name="T32_7">anybody</text:span><text:span text:style-name="T32_8"><text:s/></text:span><text:span text:style-name="T32_9">realise</text:span><text:span text:style-name="T32_10"><text:s/></text:span><text:span text:style-name="T32_11">that</text:span><text:span text:style-name="T32_12"><text:s/></text:span><text:span text:style-name="T32_13">you</text:span><text:span text:style-name="T32_14">’</text:span><text:span text:style-name="T32_15">re</text:span><text:span text:style-name="T32_16"><text:s/></text:span><text:span text:style-name="T32_17">not</text:span><text:span text:style-name="T32_18"><text:s/></text:span><text:span text:style-name="T32_19">a</text:span><text:span text:style-name="T32_20"><text:s/></text:span><text:span text:style-name="T32_21">human</text:span><text:span text:style-name="T32_22"><text:s/>(</text:span><text:span text:style-name="T32_23">unless</text:span><text:span text:style-name="T32_24"><text:s/></text:span><text:span text:style-name="T32_25">you</text:span><text:span text:style-name="T32_26"><text:s/></text:span><text:span text:style-name="T32_27">have</text:span><text:span text:style-name="T32_28"><text:s/></text:span><text:span text:style-name="T32_29">lifted</text:span><text:span text:style-name="T32_30"><text:s/></text:span><text:span text:style-name="T32_31">the</text:span><text:span text:style-name="T32_32"><text:s/></text:span><text:span text:style-name="T32_33">curse</text:span><text:span text:style-name="T32_34">)!</text:span></text:p>
        </text:list-item>
        <text:list-item>
          <text:p text:style-name="P33"><text:span text:style-name="T33_1">Find</text:span><text:span text:style-name="T33_2"><text:s/></text:span><text:span text:style-name="T33_3">a</text:span><text:span text:style-name="T33_4"><text:s/></text:span><text:span text:style-name="T33_5">way</text:span><text:span text:style-name="T33_6"><text:s/></text:span><text:span text:style-name="T33_7">to</text:span><text:span text:style-name="T33_8"><text:s/></text:span><text:span text:style-name="T33_9">lift</text:span><text:span text:style-name="T33_10"><text:s/></text:span><text:span text:style-name="T33_11">the</text:span><text:span text:style-name="T33_12"><text:s/></text:span><text:span text:style-name="T33_13">curse</text:span><text:span text:style-name="T33_14"><text:s/></text:span><text:span text:style-name="T33_15">and</text:span><text:span text:style-name="T33_16"><text:s/></text:span><text:span text:style-name="T33_17">reveal</text:span><text:span text:style-name="T33_18"><text:s/></text:span><text:span text:style-name="T33_19">your</text:span><text:span text:style-name="T33_20"><text:s/></text:span><text:span text:style-name="T33_21">goblin</text:span><text:span text:style-name="T33_22"><text:s/></text:span><text:span text:style-name="T33_23">form</text:span><text:span text:style-name="T33_24">.</text:span></text:p>
        </text:list-item>
        <text:list-item>
          <text:p text:style-name="P34"><text:span text:style-name="T34_1">Find</text:span><text:span text:style-name="T34_2"><text:s/></text:span><text:span text:style-name="T34_3">who</text:span><text:span text:style-name="T34_4"><text:s/></text:span><text:span text:style-name="T34_5">killed</text:span><text:span text:style-name="T34_6"><text:s/></text:span><text:span text:style-name="T34_7">the</text:span><text:span text:style-name="T34_8"><text:s/></text:span><text:span text:style-name="T34_9">human</text:span><text:span text:style-name="T34_10"><text:s/></text:span><text:span text:style-name="T34_11">man</text:span></text:p>
        </text:list-item>
      </text:list>
      <text:p text:style-name="P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